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  <style:text-properties fo:font-size="18pt" fo:font-weight="normal" officeooo:rsid="00013cd0" officeooo:paragraph-rsid="00013cd0" style:font-size-asian="18pt" style:font-weight-asian="normal" style:font-size-complex="18pt" style:font-weight-complex="normal"/>
    </style:style>
    <style:style style:name="P2" style:family="paragraph" style:parent-style-name="Heading_20_4">
      <style:paragraph-properties fo:text-align="start" style:justify-single-word="false"/>
      <style:text-properties officeooo:paragraph-rsid="00013cd0"/>
    </style:style>
    <style:style style:name="P3" style:family="paragraph" style:parent-style-name="Standard">
      <style:paragraph-properties fo:text-align="center" style:justify-single-word="false"/>
      <style:text-properties fo:font-size="18pt" officeooo:rsid="00013cd0" officeooo:paragraph-rsid="00013cd0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13cd0" officeooo:paragraph-rsid="00013cd0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013cd0" officeooo:paragraph-rsid="00013cd0" style:font-size-asian="18pt" style:font-weight-asian="normal" style:font-size-complex="18pt" style:font-weight-complex="normal"/>
    </style:style>
    <style:style style:name="P6" style:family="paragraph" style:parent-style-name="Text_20_body" style:list-style-name="L3">
      <style:paragraph-properties fo:margin-left="0cm" fo:margin-right="0cm" fo:margin-top="0cm" fo:margin-bottom="0.106cm" style:contextual-spacing="false" fo:text-indent="0cm" style:auto-text-indent="false"/>
      <style:text-properties officeooo:paragraph-rsid="00013cd0"/>
    </style:style>
    <style:style style:name="P7" style:family="paragraph" style:parent-style-name="Text_20_body">
      <style:paragraph-properties fo:text-align="start" style:justify-single-word="false"/>
      <style:text-properties fo:font-size="18pt" fo:font-weight="normal" officeooo:paragraph-rsid="00013cd0" style:font-size-asian="18pt" style:font-weight-asian="normal" style:font-size-complex="18pt" style:font-weight-complex="normal"/>
    </style:style>
    <style:style style:name="P8" style:family="paragraph" style:parent-style-name="Text_20_body" style:list-style-name="L13">
      <style:paragraph-properties fo:margin-left="0cm" fo:margin-right="0.106cm" fo:margin-top="0cm" fo:margin-bottom="0cm" style:contextual-spacing="false" fo:text-indent="0cm" style:auto-text-indent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loext:padding="0cm" loext:border="none"/>
    </style:style>
    <style:style style:name="P9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officeooo:rsid="00013cd0" officeooo:paragraph-rsid="00013cd0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officeooo:paragraph-rsid="00013cd0"/>
    </style:style>
    <style:style style:name="P11" style:family="paragraph" style:parent-style-name="Text_20_body">
      <style:paragraph-properties fo:text-align="start" style:justify-single-word="false"/>
      <style:text-properties officeooo:rsid="00013cd0" officeooo:paragraph-rsid="00013cd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13cd0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013cd0" style:font-size-asian="18pt" style:font-weight-asian="normal" style:font-size-complex="18pt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 loext:padding="0cm" loext:border="none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 loext:padding="0cm" loext:border="none"/>
    </style:style>
    <style:style style:name="T9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 loext:padding="0cm" loext:border="none"/>
    </style:style>
    <style:style style:name="T11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 loext:padding="0cm" loext:border="none"/>
    </style:style>
    <style:style style:name="T13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text-underline-style="none" fo:font-weight="normal" style:font-size-asian="18pt" style:font-weight-asian="normal" style:font-size-complex="18pt" style:font-weight-complex="normal" loext:padding="0cm" loext:border="none"/>
    </style:style>
    <style:style style:name="T15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loext:padding="0cm" loext:border="none"/>
    </style:style>
    <style:style style:name="T17" style:family="text">
      <style:text-properties fo:font-size="18pt" fo:font-style="normal" style:text-underline-style="none" fo:font-weight="normal" officeooo:rsid="00013cd0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18pt" fo:font-style="normal" style:text-underline-style="none" fo:font-weight="normal" officeooo:rsid="00013cd0" style:font-size-asian="18pt" style:font-style-asian="normal" style:font-weight-asian="normal" style:font-size-complex="18pt" style:font-style-complex="normal" style:font-weight-complex="normal" loext:padding="0cm" loext:border="none"/>
    </style:style>
    <style:style style:name="T19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20" style:family="text">
      <style:text-properties fo:font-size="18pt" fo:font-style="normal" style:text-underline-style="none" style:font-size-asian="18pt" style:font-style-asian="normal" style:font-size-complex="18pt" style:font-style-complex="normal" loext:padding="0cm" loext:border="none"/>
    </style:style>
    <style:style style:name="T21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23" style:family="text">
      <style:text-properties loext:padding="0cm" loext:border="none"/>
    </style:style>
    <style:style style:name="T24" style:family="text">
      <style:text-properties fo:color="#a626a4" loext:opacity="100%"/>
    </style:style>
    <style:style style:name="T25" style:family="text">
      <style:text-properties fo:color="#a626a4" loext:opacity="100%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a626a4" loext:opacity="100%" fo:font-size="18pt" fo:font-style="normal" style:text-underline-style="none" fo:font-weight="normal" officeooo:rsid="00013cd0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4078f2" loext:opacity="100%"/>
    </style:style>
    <style:style style:name="T28" style:family="text">
      <style:text-properties fo:color="#4078f2" loext:opacity="100%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b76b01" loext:opacity="100%"/>
    </style:style>
    <style:style style:name="T30" style:family="text">
      <style:text-properties fo:color="#b76b01" loext:opacity="100%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383a42" loext:opacity="100%"/>
    </style:style>
    <style:style style:name="T32" style:family="text">
      <style:text-properties fo:color="#383a42" loext:opacity="100%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 loext:padding="0cm" loext:border="none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style:font-style-asian="italic" style:font-style-complex="italic" loext:padding="0cm" loext:border="none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fo:font-style="italic" style:text-underline-style="none" style:font-style-asian="italic" style:font-style-complex="italic" loext:padding="0cm" loext:border="none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loext:padding="0cm" loext:border="none"/>
    </style:style>
    <style:style style:name="T41" style:family="text">
      <style:text-properties fo:font-style="normal" style:text-underline-style="none" style:font-style-asian="normal" style:font-style-complex="normal"/>
    </style:style>
    <style:style style:name="T42" style:family="text">
      <style:text-properties fo:font-style="normal" style:text-underline-style="none" style:font-style-asian="normal" style:font-style-complex="normal" loext:padding="0cm" loext:border="none"/>
    </style:style>
    <style:style style:name="T4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fo:font-weight="bold" style:font-style-asian="normal" style:font-weight-asian="bold" style:font-style-complex="normal" style:font-weight-complex="bold" loext:padding="0cm" loext:border="none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 loext:padding="0cm" loext:border="none"/>
    </style:style>
    <style:style style:name="T47" style:family="text">
      <style:text-properties fo:color="#191919" loext:opacity="100%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000000" loext:opacity="100%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0000" loext:opacity="100%" fo:font-size="18pt" fo:font-style="normal" style:text-underline-style="none" fo:font-weight="normal" officeooo:rsid="00013cd0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еория</text:p>
      <text:p text:style-name="P10"><text:span text:style-name="Strong_20_Emphasis"><text:span text:style-name="T2">1. Определение и цели:</text:span></text:span></text:p>
      <text:p text:style-name="P10"><text:span text:style-name="Strong_20_Emphasis"><text:span text:style-name="T3">Что такое измерительные методы оценки программ?</text:span></text:span><text:span text:style-name="T3"><text:line-break/>Это систематический подход к </text:span><text:span text:style-name="Strong_20_Emphasis"><text:span text:style-name="T3">количественной оценке</text:span></text:span><text:span text:style-name="T3"> различных аспектов программного обеспечения , его процесса разработки и эксплуатации с помощью </text:span><text:span text:style-name="Strong_20_Emphasis"><text:span text:style-name="T3">метрик</text:span></text:span><text:span text:style-name="T3"> . </text:span></text:p>
      <text:p text:style-name="P10"><text:span text:style-name="T3">Цель — заменить субъективные мнения объективными данными для анализа, контроля и улучшения.</text:span></text:p>
      <text:p text:style-name="P10"><text:span text:style-name="Strong_20_Emphasis"><text:span text:style-name="T6">2. Примеры метрик и их назначение:</text:span></text:span></text:p>
      <text:p text:style-name="P10"><text:span text:style-name="Strong_20_Emphasis"><text:span text:style-name="T3">Метрики размера</text:span></text:span><text:span text:style-name="Strong_20_Emphasis"><text:span text:style-name="T4">:</text:span></text:span></text:p>
      <text:p text:style-name="P10"><text:span text:style-name="Strong_20_Emphasis"><text:span text:style-name="T3">Строки кода:</text:span></text:span><text:span text:style-name="T3"> Простейшая метрика объема программы.<text:line-break/></text:span><text:span text:style-name="Emphasis"><text:span text:style-name="T3">Использование:</text:span></text:span><text:span text:style-name="T3"> Оценка объема работы, прогнозирование усилий/сроков, оценка производительности разработчика, нормализация других метрик.</text:span></text:p>
      <text:p text:style-name="P10"><text:span text:style-name="Strong_20_Emphasis"><text:span text:style-name="T3"/></text:span></text:p>
      <text:p text:style-name="P10"><text:span text:style-name="Strong_20_Emphasis"><text:span text:style-name="T3">Количество функций/методов/классов:</text:span></text:span><text:span text:style-name="T3"> Измерение структурной сложности и модульности.<text:line-break/></text:span><text:span text:style-name="Emphasis"><text:span text:style-name="T3">Использование:</text:span></text:span><text:span text:style-name="T3"> Оценка размера модулей, выявление потенциально перегруженных классов или модулей , оценка степени детализации проектирования.</text:span></text:p>
      <text:p text:style-name="P10"><text:span text:style-name="Strong_20_Emphasis"><text:span text:style-name="T3">Метрики сложности:</text:span></text:span></text:p>
      <text:p text:style-name="P10"><text:span text:style-name="Strong_20_Emphasis"><text:span text:style-name="T3">Цикломатическая сложность:</text:span></text:span><text:span text:style-name="T3"> </text:span></text:p>
      <text:p text:style-name="P10"><text:span text:style-name="T3">Измеряет количество линейно независимых путей через граф потока управления программы (обычно функции/метода). Рассчитывается как число ветвлений (if, for, while, case) + 1.<text:line-break/></text:span><text:span text:style-name="Emphasis"><text:span text:style-name="T3">Использование:</text:span></text:span><text:span text:style-name="T3"> </text:span></text:p>
      <text:p text:style-name="P10"><text:soft-page-break/><text:span text:style-name="T3">Прямой индикатор сложности тестирования и сопровождаемости. Высокая CC (&gt;10-15) сигнализирует о:</text:span></text:p>
      <text:p text:style-name="P10"><text:span text:style-name="T3">Повышенной вероятности дефектов.</text:span></text:p>
      <text:p text:style-name="P10"><text:span text:style-name="T3">Трудностях в понимании и модификации кода.</text:span></text:p>
      <text:p text:style-name="P10"><text:span text:style-name="T3">Необходимости большего количества тестов для достижения хорошего покрытия путей выполнения.</text:span></text:p>
      <text:p text:style-name="P10"><text:span text:style-name="T3">Помогает идентифицировать функции, требующие рефакторинга .</text:span></text:p>
      <text:p text:style-name="P10"><text:span text:style-name="Strong_20_Emphasis"><text:span text:style-name="T3">Метрики качества:</text:span></text:span></text:p>
      <text:p text:style-name="P10"><text:span text:style-name="Strong_20_Emphasis"><text:span text:style-name="T3">Коэффициент сопровождаемости :</text:span></text:span><text:span text:style-name="T3"> </text:span></text:p>
      <text:p text:style-name="P10"><text:span text:style-name="T3">Составная метрика, часто рассчитываемая на основе SLOC, CC, количества комментариев и, иногда, Halstead Volume. Предоставляет единое число (обычно от 0 до 100), оценивающее легкость поддержки кода.<text:line-break/></text:span><text:span text:style-name="Emphasis"><text:span text:style-name="T3">Использование:</text:span></text:span><text:span text:style-name="T3"> </text:span></text:p>
      <text:p text:style-name="P10"><text:span text:style-name="T3">Быстрая оценка общего "здоровья" кодовой базы. Низкий MI указывает на модули, которые трудно понимать, изменять и тестировать, и являются кандидатами на рефакторинг или переписывание. Позволяет отслеживать тенденции сопровождаемости проекта.</text:span></text:p>
      <text:p text:style-name="P10"><text:span text:style-name="Strong_20_Emphasis"><text:span text:style-name="T3">Покрытие тестами :</text:span></text:span><text:span text:style-name="T3"> </text:span></text:p>
      <text:p text:style-name="P10"><text:span text:style-name="T3">Процент строк кода (или ветвей, путей), которые выполняются автоматизированными тестами.<text:line-break/></text:span><text:span text:style-name="Emphasis"><text:span text:style-name="T3">Использование:</text:span></text:span><text:span text:style-name="T3"> </text:span></text:p>
      <text:p text:style-name="P10"><text:soft-page-break/><text:span text:style-name="T3">Оценка достаточности набора тестов. Помогает выявить непротестированные участки кода, потенциально более уязвимые для дефектов.</text:span></text:p>
      <text:p text:style-name="P10"><text:span text:style-name="Strong_20_Emphasis"><text:span text:style-name="T6">3. Условия применения и ограничения</text:span></text:span><text:span text:style-name="Strong_20_Emphasis"><text:span text:style-name="T3">:</text:span></text:span></text:p>
      <text:list text:style-name="L3">
        <text:list-header>
          <text:p text:style-name="P6"><text:span text:style-name="Strong_20_Emphasis"><text:span text:style-name="T3">В каких случаях применяются метрики?</text:span></text:span></text:p>
          <text:p text:style-name="P6"><text:span text:style-name="Strong_20_Emphasis"><text:span text:style-name="T3">На протяжении всего жизненного цикла ПО:</text:span></text:span><text:span text:style-name="T3"> </text:span></text:p>
          <text:p text:style-name="P6"><text:span text:style-name="T3">От планирования и проектирования до разработки, тестирования и сопровождения .</text:span></text:p>
          <text:p text:style-name="P6"><text:span text:style-name="Strong_20_Emphasis"><text:span text:style-name="T3">Для управления проектом:</text:span></text:span><text:span text:style-name="T3"> </text:span></text:p>
          <text:p text:style-name="P6"><text:span text:style-name="T3">Отслеживание прогресса , оценка рисков , прогнозирование сроков.</text:span></text:p>
          <text:p text:style-name="P6"><text:span text:style-name="Strong_20_Emphasis"><text:span text:style-name="T3">Для улучшения процесса:</text:span></text:span><text:span text:style-name="T3"> Анализ причин дефектов , оценка эффективности новых практик .</text:span></text:p>
          <text:p text:style-name="P6"><text:span text:style-name="Strong_20_Emphasis"><text:span text:style-name="T3">Для оценки качества продукта:</text:span></text:span><text:span text:style-name="T3"> Контроль стабильности качества кодовой базы, сравнение альтернативных реализаций.</text:span></text:p>
          <text:p text:style-name="P6"><text:span text:style-name="Strong_20_Emphasis"><text:span text:style-name="T3">При аудитах и аттестации:</text:span></text:span><text:span text:style-name="T3"> Демонстрация соответствия стандартам качества (ISO 25010, ГОСТ Р ИСО/МЭК 25051).</text:span></text:p>
          <text:p text:style-name="P6"><text:span text:style-name="Strong_20_Emphasis"><text:span text:style-name="T3">Какие ограничения могут быть у измерительных методов?</text:span></text:span></text:p>
          <text:p text:style-name="P6"><text:span text:style-name="Strong_20_Emphasis"><text:span text:style-name="T3">Неполная картина:</text:span></text:span><text:span text:style-name="T3"> </text:span></text:p>
          <text:p text:style-name="P6"><text:span text:style-name="T3">Метрики измеряют </text:span><text:span text:style-name="Emphasis"><text:span text:style-name="T3">количество</text:span></text:span><text:span text:style-name="T3">, но не </text:span><text:span text:style-name="Emphasis"><text:span text:style-name="T3">качество</text:span></text:span><text:span text:style-name="T3"> в широком смысле. Красиво оформленный, удобный интерфейс не измерить метриками кода.</text:span></text:p>
          <text:p text:style-name="P6"><text:span text:style-name="Strong_20_Emphasis"><text:span text:style-name="T3">Ложные цели и "игра в метрики":</text:span></text:span><text:span text:style-name="T3"> </text:span></text:p>
          <text:p text:style-name="P6"><text:span text:style-name="T3">Фокус на улучшении </text:span><text:span text:style-name="Emphasis"><text:span text:style-name="T3">показателя</text:span></text:span><text:span text:style-name="T3">, а не реального качества.</text:span></text:p>
          <text:p text:style-name="P6"><text:span text:style-name="Strong_20_Emphasis"><text:span text:style-name="T3">Некорректная интерпретация:</text:span></text:span><text:span text:style-name="T3"> </text:span></text:p>
          <text:p text:style-name="P6"><text:soft-page-break/><text:span text:style-name="T3">Метрики требуют контекста и опыта для правильной трактовки. Высокая CC может быть оправдана в специфических алгоритмах, низкий MI может быть у важного легаси-кода, который не трогают.</text:span></text:p>
          <text:p text:style-name="P6"><text:span text:style-name="Strong_20_Emphasis"><text:span text:style-name="T3">Сложность выбора и калибровки:</text:span></text:span><text:span text:style-name="T3"> </text:span></text:p>
          <text:p text:style-name="P6"><text:span text:style-name="T3">Какие метрики релевантны для конкретного проекта/команды? </text:span></text:p>
          <text:p text:style-name="P6"><text:span text:style-name="T3">Какие пороговые значения считать "хорошими" или "плохими"? Требуется адаптация.</text:span></text:p>
          <text:p text:style-name="P6"><text:span text:style-name="Strong_20_Emphasis"><text:span text:style-name="T3">Затраты на сбор и анализ:</text:span></text:span><text:span text:style-name="T3"> Внедрение системы сбора метрик , их регулярный анализ требует времени и ресурсов.</text:span></text:p>
          <text:p text:style-name="P6"><text:span text:style-name="Strong_20_Emphasis"><text:span text:style-name="T3">Не заменяют экспертизу:</text:span></text:span><text:span text:style-name="T3"> </text:span></text:p>
          <text:p text:style-name="P6"><text:span text:style-name="T3">Метрики — это инструмент для </text:span><text:span text:style-name="Emphasis"><text:span text:style-name="T3">поддержки</text:span></text:span><text:span text:style-name="T3"> принятия решений, а не замена опыту, интуиции и критическому мышлению разработчиков, тестировщиков и менеджеров.</text:span></text:p>
          <text:p text:style-name="P6"><text:span text:style-name="Strong_20_Emphasis"><text:span text:style-name="T3">Потенциальная демотивация:</text:span></text:span><text:span text:style-name="T3"> </text:span></text:p>
          <text:p text:style-name="P6"><text:span text:style-name="T3">Неправильное использование метрик для оценки </text:span><text:span text:style-name="Emphasis"><text:span text:style-name="T3">индивидуальной</text:span></text:span><text:span text:style-name="T3"> производительности разработчиков может демотивировать команду, поощрять плохие практики и разрушать доверие.</text:span></text:p>
        </text:list-header>
      </text:list>
      <text:p text:style-name="P4"/>
      <text:p text:style-name="P5">Практика</text:p>
      <text:p text:style-name="P4">Задание 1</text:p>
      <text:p text:style-name="P4">test1.py</text:p>
      <text:p text:style-name="P4">129 строк кода</text:p>
      <text:p text:style-name="P4"/>
      <text:p text:style-name="P4">test2.py</text:p>
      <text:p text:style-name="P4">14 строк кода</text:p>
      <text:p text:style-name="P4">3 функции</text:p>
      <text:p text:style-name="P4"><text:soft-page-break/>Задание 2</text:p>
      <text:p text:style-name="P4">test2.py</text:p>
      <text:h text:style-name="P1" text:outline-level="4">Функция <text:span text:style-name="Source_20_Text"><text:span text:style-name="T23">calculate_sum</text:span></text:span></text:h>
      <text:p text:style-name="P10"><text:span text:style-name="Strong_20_Emphasis"><text:span text:style-name="T4">Ветвления:</text:span></text:span><text:span text:style-name="T4"> 0</text:span></text:p>
      <text:p text:style-name="P10"><text:span text:style-name="Strong_20_Emphasis"><text:span text:style-name="T3">Сложность:</text:span></text:span><text:span text:style-name="T3"> </text:span><text:span text:style-name="Source_20_Text"><text:span text:style-name="T5">0 + 1 = 1</text:span></text:span></text:p>
      <text:p text:style-name="P10"><text:span text:style-name="Strong_20_Emphasis"><text:span text:style-name="T3">Объяснение:</text:span></text:span><text:span text:style-name="T3"> Нет условий или циклов. Простой возврат результата.</text:span></text:p>
      <text:p text:style-name="P10"><text:span text:style-name="T3"/></text:p>
      <text:h text:style-name="P2" text:outline-level="4"><text:span text:style-name="T3">Функция </text:span><text:span text:style-name="Source_20_Text"><text:span text:style-name="T5">factorial</text:span></text:span></text:h>
      <text:p text:style-name="P10"><text:span text:style-name="Strong_20_Emphasis"><text:span text:style-name="T3">Ветвления:</text:span></text:span><text:span text:style-name="T3"> 1 (</text:span><text:span text:style-name="Source_20_Text"><text:span text:style-name="T5">if n == 0</text:span></text:span><text:span text:style-name="T3"> + </text:span><text:span text:style-name="Source_20_Text"><text:span text:style-name="T5">else</text:span></text:span><text:span text:style-name="T3">)</text:span></text:p>
      <text:p text:style-name="P10"><text:span text:style-name="Strong_20_Emphasis"><text:span text:style-name="T3">Сложность:</text:span></text:span><text:span text:style-name="T3"> </text:span><text:span text:style-name="Source_20_Text"><text:span text:style-name="T5">1 + 1 = 2</text:span></text:span></text:p>
      <text:p text:style-name="P10"><text:span text:style-name="Strong_20_Emphasis"><text:span text:style-name="T3">Объяснение:</text:span></text:span><text:span text:style-name="T3"> Одно условие с двумя ветками (if/else). Рекурсия не влияет на сложность.</text:span></text:p>
      <text:p text:style-name="P10"><text:span text:style-name="T3"/></text:p>
      <text:h text:style-name="P2" text:outline-level="4"><text:span text:style-name="T3">Функция </text:span><text:span text:style-name="Source_20_Text"><text:span text:style-name="T5">print_numbers</text:span></text:span></text:h>
      <text:p text:style-name="P10"><text:span text:style-name="Strong_20_Emphasis"><text:span text:style-name="T3">Ветвления:</text:span></text:span></text:p>
      <text:p text:style-name="P10"><text:span text:style-name="T3">Цикл </text:span><text:span text:style-name="Source_20_Text"><text:span text:style-name="T5">for</text:span></text:span><text:span text:style-name="T3"> (1 ветвление).</text:span></text:p>
      <text:p text:style-name="P10"><text:span text:style-name="T3">Условие </text:span><text:span text:style-name="Source_20_Text"><text:span text:style-name="T5">if i % 2 == 0</text:span></text:span><text:span text:style-name="T3"> + </text:span><text:span text:style-name="Source_20_Text"><text:span text:style-name="T5">else</text:span></text:span><text:span text:style-name="T3"> (1 ветвление).</text:span></text:p>
      <text:p text:style-name="P10"><text:span text:style-name="Strong_20_Emphasis"><text:span text:style-name="T3">Сложность:</text:span></text:span><text:span text:style-name="T3"> </text:span><text:span text:style-name="Source_20_Text"><text:span text:style-name="T5">2 + 1 = 3</text:span></text:span></text:p>
      <text:p text:style-name="P10"><text:span text:style-name="Strong_20_Emphasis"><text:span text:style-name="T3">Объяснение:</text:span></text:span></text:p>
      <text:p text:style-name="P10"><text:span text:style-name="T3">Цикл </text:span><text:span text:style-name="Source_20_Text"><text:span text:style-name="T5">for</text:span></text:span><text:span text:style-name="T3"> создаёт точку ветвления (продолжить цикл или выйти).</text:span></text:p>
      <text:p text:style-name="P10"><text:span text:style-name="T3">Условие внутри цикла добавляет вторую точку ветвления.</text:span></text:p>
      <text:p text:style-name="P10"><text:span text:style-name="T3"/></text:p>
      <text:p text:style-name="P11"><text:soft-page-break/><text:span text:style-name="T3">test1.py</text:span></text:p>
      <text:p text:style-name="P11"><text:span text:style-name="T3">В коде </text:span><text:span text:style-name="Source_20_Text"><text:span text:style-name="T5">test1.py</text:span></text:span><text:span text:style-name="T3"> </text:span><text:span text:style-name="Strong_20_Emphasis"><text:span text:style-name="T1">нет функций</text:span></text:span><text:span text:style-name="T3"> </text:span></text:p>
      <text:p text:style-name="P11"><text:span text:style-name="T3">3 Выводы</text:span></text:p>
      <text:p text:style-name="P11"><text:span text:style-name="T3">Самая сложная функция — </text:span><text:span text:style-name="Strong_20_Emphasis"><text:span text:style-name="Source_20_Text"><text:span text:style-name="T5">print_numbers</text:span></text:span></text:span><text:span text:style-name="T3"> с цикломатической сложностью </text:span><text:span text:style-name="Strong_20_Emphasis"><text:span text:style-name="T3">3</text:span></text:span><text:span text:style-name="T3">. </text:span></text:p>
      <text:p text:style-name="P10"><text:span text:style-name="T4">Причины:</text:span></text:p>
      <text:p text:style-name="P10"><text:span text:style-name="Strong_20_Emphasis"><text:span text:style-name="T3">Глубина ветвлений</text:span></text:span><text:span text:style-name="T3">:<text:line-break/>Содержит два уровня принятия решений:</text:span></text:p>
      <text:p text:style-name="P10"><text:span text:style-name="T3">Цикл </text:span><text:span text:style-name="Source_20_Text"><text:span text:style-name="T5">for</text:span></text:span><text:span text:style-name="T3"> (1 уровень ветвления)</text:span></text:p>
      <text:p text:style-name="P10"><text:span text:style-name="T3">Условие </text:span><text:span text:style-name="Source_20_Text"><text:span text:style-name="T5">if-else</text:span></text:span><text:span text:style-name="T3"> внутри цикла (2 уровень ветвления)</text:span></text:p>
      <text:p text:style-name="P10"><text:span text:style-name="Strong_20_Emphasis"><text:span text:style-name="T3">Комбинаторная сложность</text:span></text:span><text:span text:style-name="T3">:<text:line-break/>Количество уникальных путей выполнения = </text:span><text:span text:style-name="Source_20_Text"><text:span text:style-name="T5">n * 2</text:span></text:span><text:span text:style-name="T3"> </text:span></text:p>
      <text:p text:style-name="P10"><text:span text:style-name="Strong_20_Emphasis"><text:span text:style-name="T3">Зависимость от входных данных</text:span></text:span><text:span text:style-name="T3">:<text:line-break/>Поведение функции меняется в зависимости от:</text:span></text:p>
      <text:p text:style-name="P10"><text:span text:style-name="T3">Значения </text:span><text:span text:style-name="Source_20_Text"><text:span text:style-name="T5">n</text:span></text:span><text:span text:style-name="T3"> (количество итераций)</text:span></text:p>
      <text:p text:style-name="P10"><text:span text:style-name="T3">Остатка от деления </text:span><text:span text:style-name="Source_20_Text"><text:span text:style-name="T5">i % 2</text:span></text:span><text:span text:style-name="T3"> (ветвление внутри цикла)</text:span></text:p>
      <text:p text:style-name="P11"><text:span text:style-name="T3"/></text:p>
      <text:p text:style-name="P10"><text:span text:style-name="T4">Где могут возникнуть ошибки?</text:span></text:p>
      <text:p text:style-name="P10"><text:span text:style-name="T17">Для </text:span><text:span text:style-name="Source_20_Text"><text:span text:style-name="T18">factorial(n)</text:span></text:span><text:span text:style-name="T17">:</text:span></text:p>
      <text:p text:style-name="P10"><text:span text:style-name="Strong_20_Emphasis"><text:span text:style-name="T15">Рекурсивный вызов без базового случая</text:span></text:span><text:span text:style-name="T15">:</text:span></text:p>
      <text:p text:style-name="P10"><text:span text:style-name="T49">i</text:span><text:span text:style-name="T48">f n == 0: <text:s/># Если забыть это условие - бесконечная рекурсия</text:span></text:p>
      <text:p text:style-name="P10"><text:span text:style-name="Strong_20_Emphasis"><text:span text:style-name="T48">Отрицательные числа</text:span></text:span><text:span text:style-name="T48">:</text:span><text:span text:style-name="T15"><text:line-break/>При </text:span><text:span text:style-name="Source_20_Text"><text:span text:style-name="T16">n &lt; 0</text:span></text:span><text:span text:style-name="T15"> уйдёт в бесконечную рекурсию (переполнение стека)</text:span></text:p>
      <text:h text:style-name="P2" text:outline-level="4"><text:soft-page-break/><text:span text:style-name="Strong_20_Emphasis"><text:span text:style-name="T15">Большие значения</text:span></text:span><text:span text:style-name="T15">:<text:line-break/>При </text:span><text:span text:style-name="Source_20_Text"><text:span text:style-name="T16">n &gt; 1000</text:span></text:span><text:span text:style-name="T15"> возможна ошибка </text:span><text:span text:style-name="Source_20_Text"><text:span text:style-name="T16">RecursionError</text:span></text:span><text:span text:style-name="T15"> (лимит глубины рекурсии в Python)</text:span></text:h>
      <text:h text:style-name="P2" text:outline-level="4"><text:span text:style-name="Strong_20_Emphasis"><text:span text:style-name="T15">Некорректные типы</text:span></text:span><text:span text:style-name="T15">:<text:line-break/></text:span><text:span text:style-name="Source_20_Text"><text:span text:style-name="T16">n = 2.5</text:span></text:span><text:span text:style-name="T15"> вызовет бесконечную рекурсию (дробные числа не достигнут 0)</text:span></text:h>
      <text:p text:style-name="P9"/>
      <text:p text:style-name="Text_20_body"><text:line-break/></text:p>
      <text:p text:style-name="P7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empora LGC Uni" fo:font-family="'Tempora LGC Uni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8:23:33.939131366</meta:creation-date>
    <dc:date>2025-06-06T09:16:34.597319580</dc:date>
    <meta:editing-duration>PT53M1S</meta:editing-duration>
    <meta:editing-cycles>1</meta:editing-cycles>
    <meta:document-statistic meta:table-count="0" meta:image-count="0" meta:object-count="0" meta:page-count="7" meta:paragraph-count="92" meta:word-count="719" meta:character-count="5320" meta:non-whitespace-character-count="4691"/>
    <meta:generator>LibreOffice/7.6.4.1$Linux_X86_64 LibreOffice_project/60$Build-1</meta:generator>
  </office:meta>
</office:document-meta>
</file>